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499cm"/>
    </style:style>
    <style:style style:name="gr3" style:family="graphic" style:parent-style-name="standard">
      <style:graphic-properties draw:textarea-horizontal-align="justify" draw:textarea-vertical-align="middle" draw:auto-grow-height="false" fo:min-height="1.602cm" fo:min-width="2.372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6.2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4.9cm"/>
    </style:style>
    <style:style style:name="gr8" style:family="graphic" style:parent-style-name="standard">
      <style:graphic-properties draw:textarea-horizontal-align="justify" draw:textarea-vertical-align="middle" draw:auto-grow-height="false" fo:min-height="1.881cm" fo:min-width="3.668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10" style:family="graphic" style:parent-style-name="standard">
      <style:graphic-properties draw:textarea-horizontal-align="justify" draw:textarea-vertical-align="middle" draw:auto-grow-height="false" fo:min-height="1.696cm" fo:min-width="4.13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6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gr13" style:family="graphic" style:parent-style-name="standard">
      <style:graphic-properties draw:textarea-horizontal-align="justify" draw:textarea-vertical-align="middle" draw:auto-grow-height="false" fo:min-height="1.696cm" fo:min-width="7.002cm"/>
    </style:style>
    <style:style style:name="gr14" style:family="graphic" style:parent-style-name="standard">
      <style:graphic-properties draw:textarea-horizontal-align="justify" draw:textarea-vertical-align="middle" draw:auto-grow-height="false" fo:min-height="1.602cm" fo:min-width="5.982cm"/>
    </style:style>
    <style:style style:name="gr15" style:family="graphic" style:parent-style-name="standard">
      <style:graphic-properties draw:textarea-horizontal-align="justify" draw:textarea-vertical-align="middle" draw:auto-grow-height="false" fo:min-height="2.066cm" fo:min-width="9.037cm"/>
    </style:style>
    <style:style style:name="gr16" style:family="graphic" style:parent-style-name="standard">
      <style:graphic-properties draw:textarea-horizontal-align="justify" draw:textarea-vertical-align="middle" draw:auto-grow-height="false" fo:min-height="1.141cm" fo:min-width="5.242cm"/>
    </style:style>
    <style:style style:name="gr17" style:family="graphic" style:parent-style-name="standard">
      <style:graphic-properties draw:textarea-horizontal-align="justify" draw:textarea-vertical-align="middle" draw:auto-grow-height="false" fo:min-height="1.85cm" fo:min-width="6.2cm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5.699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6.399cm"/>
    </style:style>
    <style:style style:name="gr20" style:family="graphic" style:parent-style-name="standard">
      <style:graphic-properties draw:textarea-horizontal-align="justify" draw:textarea-vertical-align="middle" draw:auto-grow-height="false" fo:min-height="1.45cm" fo:min-width="5.8cm"/>
    </style:style>
    <style:style style:name="gr21" style:family="graphic" style:parent-style-name="standard">
      <style:graphic-properties draw:textarea-horizontal-align="justify" draw:textarea-vertical-align="middle" draw:auto-grow-height="false" fo:min-height="1.651cm" fo:min-width="5.9cm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6.599cm"/>
    </style:style>
    <style:style style:name="gr23" style:family="graphic" style:parent-style-name="standard">
      <style:graphic-properties draw:textarea-horizontal-align="justify" draw:textarea-vertical-align="middle" draw:auto-grow-height="false" fo:min-height="1.75cm" fo:min-width="8.199cm"/>
    </style:style>
    <style:style style:name="gr24" style:family="graphic" style:parent-style-name="standard">
      <style:graphic-properties draw:textarea-horizontal-align="justify" draw:textarea-vertical-align="middle" draw:auto-grow-height="false" fo:min-height="1.651cm" fo:min-width="6.898cm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7.8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use-window-font-color="true" fo:background-color="#ffffff"/>
    </style:style>
    <style:style style:name="P4" style:family="paragraph">
      <loext:graphic-properties draw:fill="none"/>
      <style:paragraph-properties fo:text-align="center"/>
      <style:text-properties style:use-window-font-color="true" fo:background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background-color="#ffffff"/>
    </style:style>
    <style:style style:name="P7" style:family="paragraph">
      <style:paragraph-properties fo:text-align="center"/>
      <style:text-properties fo:background-color="#ffffff"/>
    </style:style>
    <style:style style:name="T1" style:family="text">
      <style:text-properties style:use-window-font-color="true" fo:background-color="#ffffff"/>
    </style:style>
    <style:style style:name="T2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1.8cm" svg:x="25.999cm" svg:y="1.299cm">
          <text:p text:style-name="P1">Change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5.999cm" svg:height="2cm" svg:x="25.999cm" svg:y="4.999cm">
          <text:p text:style-name="P1">Check for chan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3.1cm" svg:height="2cm" svg:x="38.3cm" svg:y="4.999cm">
          <text:p text:style-name="P1">retur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4" draw:id="id4" draw:layer="layout" svg:width="6.799cm" svg:height="2cm" svg:x="25.599cm" svg:y="11.599cm">
          <text:p text:style-name="P1">Set attribute</text:p>
          <text:p text:style-name="P1">Get DOM variabl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28.999cm" svg:y1="3.099cm" svg:x2="28.999cm" svg:y2="4.999cm" draw:start-shape="id1" draw:start-glue-point="6" draw:end-shape="id2" draw:end-glue-point="4" svg:d="M28999 3099v1900" svg:viewBox="0 0 1 1901">
          <text:p/>
        </draw:connector>
        <draw:connector draw:style-name="gr5" draw:text-style-name="P2" draw:layer="layout" draw:type="line" svg:x1="28.998cm" svg:y1="9.699cm" svg:x2="28.998cm" svg:y2="11.599cm" draw:start-shape="id3" draw:start-glue-point="6" draw:end-shape="id4" svg:d="M28998 9699v1900" svg:viewBox="0 0 1 1901">
          <text:p/>
        </draw:connector>
        <draw:connector draw:style-name="gr6" draw:text-style-name="P4" draw:layer="layout" draw:type="line" svg:x1="31.998cm" svg:y1="5.999cm" svg:x2="38.3cm" svg:y2="5.999cm" draw:start-shape="id2" draw:start-glue-point="7" draw:end-shape="id5" svg:d="M31998 5999h6302" svg:viewBox="0 0 6303 1">
          <text:p text:style-name="P3"><text:span text:style-name="T1">False</text:span></text:p>
        </draw:connector>
        <draw:custom-shape draw:style-name="gr7" draw:text-style-name="P1" xml:id="id3" draw:id="id3" draw:layer="layout" svg:width="5.4cm" svg:height="1.3cm" svg:x="26.298cm" svg:y="8.399cm">
          <text:p text:style-name="P1">Check attributeIn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28.999cm" svg:y1="6.999cm" svg:x2="28.998cm" svg:y2="8.399cm" draw:start-shape="id2" draw:start-glue-point="6" draw:end-shape="id3" svg:d="M28999 6999l-1 1400" svg:viewBox="0 0 2 1401">
          <text:p/>
        </draw:connector>
        <draw:custom-shape draw:style-name="gr8" draw:text-style-name="P1" xml:id="id6" draw:id="id6" draw:layer="layout" svg:width="4.5cm" svg:height="2.301cm" svg:x="37.499cm" svg:y="7.899cm">
          <text:p text:style-name="P1">Set CSS</text:p>
          <text:p text:style-name="P1">retur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6" draw:layer="layout" draw:type="line" svg:x1="31.698cm" svg:y1="9.049cm" svg:x2="37.499cm" svg:y2="9.049cm" draw:start-shape="id3" draw:start-glue-point="7" draw:end-shape="id6" svg:d="M31698 9049h5801" svg:viewBox="0 0 5802 1">
          <text:p text:style-name="P5"><text:span text:style-name="T2">False</text:span></text:p>
        </draw:connector>
        <draw:custom-shape draw:style-name="gr9" draw:text-style-name="P5" draw:layer="layout" svg:width="6cm" svg:height="2cm" svg:x="12.899cm" svg:y="10.1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28.999cm" svg:y1="13.599cm" svg:x2="29cm" svg:y2="15cm" draw:start-shape="id4" draw:start-glue-point="6" svg:d="M28999 13599l1 1401" svg:viewBox="0 0 2 1402">
          <text:p/>
        </draw:connector>
        <draw:custom-shape draw:style-name="gr10" draw:text-style-name="P1" xml:id="id8" draw:id="id8" draw:layer="layout" svg:width="5cm" svg:height="2.1cm" svg:x="46.499cm" svg:y="22.999cm">
          <text:p text:style-name="P1">Retur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7" draw:id="id7" draw:layer="layout" svg:width="13cm" svg:height="2cm" svg:x="34.5cm" svg:y="19.999cm">
          <text:p text:style-name="P1">To target sta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" xml:id="id10" draw:id="id10" draw:layer="layout" svg:width="9.999cm" svg:height="3cm" svg:x="24cm" svg:y="14.998cm">
          <text:p text:style-name="P1">Animation Runni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2" draw:layer="layout" svg:x1="47.5cm" svg:y1="20.999cm" svg:x2="48.999cm" svg:y2="22.999cm" draw:start-shape="id7" draw:start-glue-point="7" draw:end-shape="id8" draw:end-glue-point="4" svg:d="M47500 20999h1499v2000" svg:viewBox="0 0 1500 2001">
          <text:p text:style-name="P5">Yes</text:p>
        </draw:connector>
        <draw:custom-shape draw:style-name="gr13" draw:text-style-name="P1" xml:id="id9" draw:id="id9" draw:layer="layout" svg:width="8.102cm" svg:height="2.1cm" svg:x="29.797cm" svg:y="22.799cm">
          <text:p text:style-name="P1">Reverse animatio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6" draw:layer="layout" svg:x1="34.5cm" svg:y1="20.999cm" svg:x2="33.848cm" svg:y2="22.799cm" draw:start-shape="id7" draw:start-glue-point="5" draw:end-shape="id9" svg:d="M34500 20999h-652v1800" svg:viewBox="0 0 653 1801">
          <text:p text:style-name="P7">No</text:p>
        </draw:connector>
        <draw:connector draw:style-name="gr6" draw:text-style-name="P2" draw:layer="layout" svg:x1="33.999cm" svg:y1="16.498cm" svg:x2="41cm" svg:y2="19.999cm" draw:start-shape="id10" draw:start-glue-point="7" draw:end-shape="id7" svg:d="M33999 16498h7001v3501" svg:viewBox="0 0 7002 3502">
          <text:p text:style-name="P5">Yes</text:p>
        </draw:connector>
        <draw:custom-shape draw:style-name="gr14" draw:text-style-name="P1" xml:id="id12" draw:id="id12" draw:layer="layout" svg:width="7cm" svg:height="2cm" svg:x="30.299cm" svg:y="28.299cm">
          <text:p text:style-name="P1">Calculate end st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33.699cm" svg:y1="27.099cm" svg:x2="33.799cm" svg:y2="28.299cm" draw:start-shape="id11" draw:start-glue-point="6" draw:end-shape="id12" draw:end-glue-point="4" svg:d="M33699 27099l100 1200" svg:viewBox="0 0 101 1201">
          <text:p/>
        </draw:connector>
        <draw:custom-shape draw:style-name="gr15" draw:text-style-name="P1" xml:id="id13" draw:id="id13" draw:layer="layout" svg:width="10.299cm" svg:height="2.5cm" svg:x="28.699cm" svg:y="31.399cm">
          <text:p text:style-name="P1">Change finish to apply end sta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33.799cm" svg:y1="30.299cm" svg:x2="33.848cm" svg:y2="31.399cm" draw:start-shape="id12" draw:start-glue-point="6" draw:end-shape="id13" svg:d="M33799 30299l49 1100" svg:viewBox="0 0 50 1101">
          <text:p/>
        </draw:connector>
        <draw:custom-shape draw:style-name="gr16" draw:text-style-name="P1" xml:id="id11" draw:id="id11" draw:layer="layout" svg:width="6.2cm" svg:height="1.501cm" svg:x="30.599cm" svg:y="25.598cm">
          <text:p text:style-name="P1">Get heigh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33.848cm" svg:y1="24.899cm" svg:x2="33.699cm" svg:y2="25.598cm" draw:start-shape="id9" draw:start-glue-point="6" draw:end-shape="id11" draw:end-glue-point="4" svg:d="M33848 24899l-149 699" svg:viewBox="0 0 150 700">
          <text:p/>
        </draw:connector>
        <draw:custom-shape draw:style-name="gr17" draw:text-style-name="P1" xml:id="id14" draw:id="id14" draw:layer="layout" svg:width="6.7cm" svg:height="2.1cm" svg:x="13.699cm" svg:y="18.799cm">
          <text:p text:style-name="P1">Get heigh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xml:id="id15" draw:id="id15" draw:layer="layout" svg:width="6.199cm" svg:height="1.7cm" svg:x="13.899cm" svg:y="21.699cm">
          <text:p text:style-name="P1">Set display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xml:id="id16" draw:id="id16" draw:layer="layout" svg:width="6.899cm" svg:height="1.8cm" svg:x="13.7cm" svg:y="23.998cm">
          <text:p text:style-name="P1">Calculate arrow st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7" draw:id="id17" draw:layer="layout" svg:width="6.3cm" svg:height="1.7cm" svg:x="13.999cm" svg:y="26.499cm">
          <text:p text:style-name="P1">Animate arrow st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18" draw:id="id18" draw:layer="layout" svg:width="6.4cm" svg:height="1.901cm" svg:x="13.899cm" svg:y="28.899cm">
          <text:p text:style-name="P1">Apply arrow end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19" draw:id="id19" draw:layer="layout" svg:width="7.099cm" svg:height="2cm" svg:x="13.4cm" svg:y="31.599cm">
          <text:p text:style-name="P1">Calculate menu st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xml:id="id20" draw:id="id20" draw:layer="layout" svg:width="8.699cm" svg:height="2cm" svg:x="12.699cm" svg:y="34.299cm">
          <text:p text:style-name="P1">Calculate menu st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xml:id="id21" draw:id="id21" draw:layer="layout" svg:width="7.398cm" svg:height="1.901cm" svg:x="13.2cm" svg:y="36.899cm">
          <text:p text:style-name="P1">Animate menu st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2" draw:id="id22" draw:layer="layout" svg:width="8.3cm" svg:height="2cm" svg:x="12.898cm" svg:y="39.499cm">
          <text:p text:style-name="P1">Apply menu end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24cm" svg:y1="16.498cm" svg:x2="17.049cm" svg:y2="18.799cm" draw:start-shape="id10" draw:start-glue-point="5" draw:end-shape="id14" draw:end-glue-point="4" svg:d="M24000 16498h-6951v2301" svg:viewBox="0 0 6952 2302">
          <text:p/>
        </draw:connector>
        <draw:connector draw:style-name="gr5" draw:text-style-name="P2" draw:layer="layout" draw:type="line" svg:x1="17.049cm" svg:y1="20.899cm" svg:x2="16.999cm" svg:y2="21.699cm" draw:start-shape="id14" draw:start-glue-point="6" draw:end-shape="id15" draw:end-glue-point="4" svg:d="M17049 20899l-50 800" svg:viewBox="0 0 51 801">
          <text:p/>
        </draw:connector>
        <draw:connector draw:style-name="gr5" draw:text-style-name="P2" draw:layer="layout" draw:type="line" svg:x1="16.999cm" svg:y1="23.399cm" svg:x2="17.149cm" svg:y2="23.998cm" draw:start-shape="id15" draw:start-glue-point="6" draw:end-shape="id16" draw:end-glue-point="4" svg:d="M16999 23399l150 599" svg:viewBox="0 0 151 600">
          <text:p/>
        </draw:connector>
        <draw:connector draw:style-name="gr5" draw:text-style-name="P2" draw:layer="layout" draw:type="line" svg:x1="17.149cm" svg:y1="25.798cm" svg:x2="17.149cm" svg:y2="26.499cm" draw:start-shape="id16" draw:start-glue-point="6" draw:end-shape="id17" draw:end-glue-point="4" svg:d="M17149 25798v701" svg:viewBox="0 0 1 702">
          <text:p/>
        </draw:connector>
        <draw:connector draw:style-name="gr5" draw:text-style-name="P2" draw:layer="layout" draw:type="line" svg:x1="17.149cm" svg:y1="28.199cm" svg:x2="17.099cm" svg:y2="28.899cm" draw:start-shape="id17" draw:start-glue-point="6" draw:end-shape="id18" draw:end-glue-point="4" svg:d="M17149 28199l-50 700" svg:viewBox="0 0 51 701">
          <text:p/>
        </draw:connector>
        <draw:connector draw:style-name="gr5" draw:text-style-name="P2" draw:layer="layout" draw:type="line" svg:x1="17.099cm" svg:y1="30.8cm" svg:x2="16.95cm" svg:y2="31.599cm" draw:start-shape="id18" draw:start-glue-point="6" draw:end-shape="id19" draw:end-glue-point="4" svg:d="M17099 30800l-149 799" svg:viewBox="0 0 150 800">
          <text:p/>
        </draw:connector>
        <draw:connector draw:style-name="gr5" draw:text-style-name="P2" draw:layer="layout" draw:type="line" svg:x1="16.95cm" svg:y1="33.599cm" svg:x2="17.049cm" svg:y2="34.299cm" draw:start-shape="id19" draw:start-glue-point="6" draw:end-shape="id20" draw:end-glue-point="4" svg:d="M16950 33599l99 700" svg:viewBox="0 0 100 701">
          <text:p/>
        </draw:connector>
        <draw:connector draw:style-name="gr5" draw:text-style-name="P2" draw:layer="layout" draw:type="line" svg:x1="17.049cm" svg:y1="36.299cm" svg:x2="16.899cm" svg:y2="36.899cm" draw:start-shape="id20" draw:start-glue-point="6" draw:end-shape="id21" draw:end-glue-point="4" svg:d="M17049 36299l-150 600" svg:viewBox="0 0 151 601">
          <text:p/>
        </draw:connector>
        <draw:connector draw:style-name="gr5" draw:text-style-name="P2" draw:layer="layout" draw:type="line" svg:x1="16.899cm" svg:y1="38.8cm" svg:x2="17.048cm" svg:y2="39.499cm" draw:start-shape="id21" draw:start-glue-point="6" draw:end-shape="id22" draw:end-glue-point="4" svg:d="M16899 38800l149 699" svg:viewBox="0 0 150 700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22:44:50.036914042</meta:creation-date>
    <dc:date>2018-06-02T01:31:36.811332049</dc:date>
    <meta:editing-duration>PT1H44M23S</meta:editing-duration>
    <meta:editing-cycles>1</meta:editing-cycles>
    <meta:document-statistic meta:object-count="44"/>
    <meta:generator>LibreOffice/5.3.1.2$Linux_X86_64 LibreOffice_project/30m0$Build-2</meta:generator>
  </office:meta>
</office:document-meta>
</file>